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1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246.05pt">
            <loext:p draw:notify-on-update-of-ranges="Sheet1.A3:Sheet1.A19 Sheet1.B3:Sheet1.B19 Sheet1.C3:Sheet1.C19 Sheet1.D3:Sheet1.D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_component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9" calcext:value-type="float">
            <text:p>0.89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7" calcext:value-type="float">
            <text:p>0.87</text:p>
          </table:table-cell>
          <table:table-cell office:value-type="float" office:value="0.79" calcext:value-type="float">
            <text:p>0.79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7:26:57.651099898</meta:creation-date>
    <dc:date>2017-11-30T17:46:55.844138503</dc:date>
    <meta:editing-duration>PT9M18S</meta:editing-duration>
    <meta:editing-cycles>1</meta:editing-cycles>
    <meta:document-statistic meta:table-count="1" meta:cell-count="72" meta:object-count="1"/>
    <meta:generator>LibreOffice/5.1.6.2$Linux_x86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1cm" svg:y="0.316cm" chart:style-name="ch2">
          <text:p>PCA/SVN results</text:p>
        </chart:title>
        <chart:legend chart:legend-position="end" svg:x="12.776cm" svg:y="3.703cm" style:legend-expansion="high" chart:style-name="ch3"/>
        <chart:plot-area chart:style-name="ch4" table:cell-range-address="Sheet1.A3:Sheet1.D19" chart:data-source-has-labels="both" svg:x="1.331cm" svg:y="1.275cm" svg:width="11.126cm" svg:height="6.564cm">
          <chartooo:coordinate-region svg:x="2.058cm" svg:y="1.474cm" svg:width="10.212cm" svg:height="5.718cm"/>
          <chart:axis chart:dimension="x" chart:name="primary-x" chart:style-name="ch5" chartooo:axis-type="auto">
            <chartooo:date-scale/>
            <chart:title svg:x="5.765cm" svg:y="8.019cm" chart:style-name="ch6">
              <text:p>n_components</text:p>
            </chart:title>
            <chart:categories table:cell-range-address="Sheet1.A3:Sheet1.A19"/>
          </chart:axis>
          <chart:axis chart:dimension="y" chart:name="primary-y" chart:style-name="ch5">
            <chart:title svg:x="0.451cm" svg:y="5.011cm" chart:style-name="ch7">
              <text:p>score</text:p>
            </chart:title>
            <chart:grid chart:style-name="ch8" chart:class="major"/>
          </chart:axis>
          <chart:series chart:style-name="ch9" chart:values-cell-range-address="Sheet1.B3:Sheet1.B19" loext:label-string="precision" chart:class="chart:line">
            <chart:data-point chart:repeated="17"/>
          </chart:series>
          <chart:series chart:style-name="ch10" chart:values-cell-range-address="Sheet1.C3:Sheet1.C19" loext:label-string="recall" chart:class="chart:line">
            <chart:data-point chart:repeated="17"/>
          </chart:series>
          <chart:series chart:style-name="ch11" chart:values-cell-range-address="Sheet1.D3:Sheet1.D19" loext:label-string="f_one_score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</table:table-cell>
              <table:table-cell office:value-type="string">
                <text:p>recall</text:p>
              </table:table-cell>
              <table:table-cell office:value-type="string">
                <text:p>f_one_score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3:Sheet1.A19</svg:desc>
                </draw:g>
              </table:table-cell>
              <table:table-cell office:value-type="float" office:value="0.92">
                <text:p>0.92</text:p>
                <draw:g>
                  <svg:desc>Sheet1.B3:Sheet1.B19</svg:desc>
                </draw:g>
              </table:table-cell>
              <table:table-cell office:value-type="float" office:value="0.9">
                <text:p>0.9</text:p>
                <draw:g>
                  <svg:desc>Sheet1.C3:Sheet1.C19</svg:desc>
                </draw:g>
              </table:table-cell>
              <table:table-cell office:value-type="float" office:value="0.9">
                <text:p>0.9</text:p>
                <draw:g>
                  <svg:desc>Sheet1.D3:Sheet1.D19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9">
                <text:p>0.89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7">
                <text:p>0.87</text:p>
              </table:table-cell>
              <table:table-cell office:value-type="float" office:value="0.79">
                <text:p>0.7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8">
                <text:p>0.88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87">
                <text:p>0.87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4">
                <text:p>0.94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1">
                <text:p>0.91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3">
                <text:p>0.93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3">
                <text:p>0.93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">
                <text:p>0.93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6">
                <text:p>0.86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7">
                <text:p>0.87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